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P2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864983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bold" officeooo:rsid="0027c938" officeooo:paragraph-rsid="0027c93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bold" officeooo:rsid="00b656e2" officeooo:paragraph-rsid="00b656e2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Calibri" fo:font-size="14pt" officeooo:rsid="00b17aee" officeooo:paragraph-rsid="00b656e2" style:font-size-asian="14pt" style:font-size-complex="14pt"/>
    </style:style>
    <style:style style:name="P7" style:family="paragraph" style:parent-style-name="Text_20_body">
      <style:text-properties style:font-name="Calibri" fo:font-size="14pt" officeooo:rsid="00b17aee" officeooo:paragraph-rsid="00ba3dcd" style:font-size-asian="14pt" style:font-size-complex="14pt"/>
    </style:style>
    <style:style style:name="P8" style:family="paragraph" style:parent-style-name="Text_20_body">
      <style:text-properties style:font-name="Calibri" fo:font-size="14pt" officeooo:rsid="00b17aee" officeooo:paragraph-rsid="00bdc3f2" style:font-size-asian="14pt" style:font-size-complex="14pt"/>
    </style:style>
    <style:style style:name="P9" style:family="paragraph" style:parent-style-name="Text_20_body">
      <style:text-properties style:font-name="Calibri" fo:font-size="14pt" officeooo:rsid="00ba3dcd" officeooo:paragraph-rsid="00ba3dcd" style:font-size-asian="14pt" style:font-size-complex="14pt"/>
    </style:style>
    <style:style style:name="P10" style:family="paragraph" style:parent-style-name="Text_20_body">
      <style:text-properties style:font-name="Calibri" fo:font-size="14pt" officeooo:rsid="00c0f6f6" officeooo:paragraph-rsid="00c0f6f6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Calibri" fo:font-size="14pt" officeooo:rsid="00c22e46" officeooo:paragraph-rsid="00c22e46" style:font-size-asian="14pt" style:font-size-complex="14pt"/>
    </style:style>
    <style:style style:name="P12" style:family="paragraph" style:parent-style-name="Text_20_body">
      <style:text-properties officeooo:paragraph-rsid="00ba3dcd"/>
    </style:style>
    <style:style style:name="T1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2" style:family="text">
      <style:text-properties fo:color="#f10d0c" loext:opacity="100%" style:font-name="Calibri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10d0c" loext:opacity="100%" style:font-name="Calibri" style:text-underline-style="solid" style:text-underline-width="auto" style:text-underline-color="font-color" fo:font-weight="bold" officeooo:rsid="00b656e2" style:font-weight-asian="bold" style:font-weight-complex="bold"/>
    </style:style>
    <style:style style:name="T4" style:family="text">
      <style:text-properties fo:color="#f10d0c" loext:opacity="100%" style:font-name="Calibri" style:text-underline-style="none" fo:font-weight="normal" style:font-weight-asian="normal" style:font-weight-complex="normal"/>
    </style:style>
    <style:style style:name="T5" style:family="text">
      <style:text-properties fo:color="#f10d0c" loext:opacity="100%" style:font-name="Calibri" style:text-underline-style="none" fo:font-weight="bold" style:font-weight-asian="bold" style:font-weight-complex="bold"/>
    </style:style>
    <style:style style:name="T6" style:family="text">
      <style:text-properties fo:color="#000000" loext:opacity="100%" style:font-name="Calibri" fo:font-size="14pt" style:text-underline-style="none" fo:font-weight="normal" officeooo:rsid="00bab357" style:font-size-asian="14pt" style:font-weight-asian="normal" style:font-size-complex="14pt" style:font-weight-complex="normal"/>
    </style:style>
    <style:style style:name="T7" style:family="text">
      <style:text-properties fo:color="#000000" loext:opacity="100%" style:font-name="Calibri" fo:font-size="14pt" style:text-underline-style="none" fo:font-weight="normal" officeooo:rsid="00c753c6" style:font-size-asian="14pt" style:font-weight-asian="normal" style:font-size-complex="14pt" style:font-weight-complex="normal"/>
    </style:style>
    <style:style style:name="T8" style:family="text">
      <style:text-properties fo:color="#000000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Calibri" style:text-underline-style="none" fo:font-weight="normal" style:font-weight-asian="normal" style:font-weight-complex="normal"/>
    </style:style>
    <style:style style:name="T10" style:family="text">
      <style:text-properties fo:color="#000000" loext:opacity="100%" style:font-name="Calibri" style:text-underline-style="none" fo:font-weight="normal" officeooo:rsid="00b656e2" style:font-weight-asian="normal" style:font-weight-complex="normal"/>
    </style:style>
    <style:style style:name="T11" style:family="text">
      <style:text-properties fo:color="#000000" loext:opacity="100%" style:font-name="Calibri" style:text-underline-style="none" fo:font-weight="normal" officeooo:rsid="00c22e46" style:font-weight-asian="normal" style:font-weight-complex="normal"/>
    </style:style>
    <style:style style:name="T12" style:family="text">
      <style:text-properties officeooo:rsid="00b06944"/>
    </style:style>
    <style:style style:name="T13" style:family="text">
      <style:text-properties officeooo:rsid="00b656e2"/>
    </style:style>
    <style:style style:name="T14" style:family="text">
      <style:text-properties style:font-name="Calibri" fo:font-size="14pt" officeooo:rsid="00b17aee" style:font-size-asian="14pt" style:font-size-complex="14pt"/>
    </style:style>
    <style:style style:name="T15" style:family="text">
      <style:text-properties style:font-name="Calibri" fo:font-size="14pt" officeooo:rsid="00bf0691" style:font-size-asian="14pt" style:font-size-complex="14pt"/>
    </style:style>
    <style:style style:name="T16" style:family="text">
      <style:text-properties style:font-name="Calibri" fo:font-size="14pt" style:text-underline-style="solid" style:text-underline-width="auto" style:text-underline-color="font-color" officeooo:rsid="00ba3dcd" style:font-size-asian="14pt" style:font-size-complex="14pt"/>
    </style:style>
    <style:style style:name="T17" style:family="text">
      <style:text-properties officeooo:rsid="00ba3dcd"/>
    </style:style>
    <style:style style:name="T18" style:family="text">
      <style:text-properties officeooo:rsid="00bdc3f2"/>
    </style:style>
    <style:style style:name="T19" style:family="text">
      <style:text-properties officeooo:rsid="00bf0691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ff5429" loext:opacity="100%" style:font-name="Calibri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ce de cours</text:p>
      <text:p text:style-name="P1"/>
      <text:p text:style-name="P1">Activité <text:span text:style-name="T12">1 :</text:span></text:p>
      <text:p text:style-name="P4"/>
      <text:p text:style-name="P5"/>
      <text:p text:style-name="P12"><text:span text:style-name="T14">Lors d’une </text:span><text:span text:style-name="T1">combustion</text:span><text:span text:style-name="T8"> </text:span><text:span text:style-name="T6">de carbone</text:span><text:span text:style-name="T14">, on </text:span><text:span text:style-name="T15">observe</text:span><text:span text:style-name="T14"> </text:span><text:span text:style-name="T16">la disparition :</text:span></text:p>
      <text:p text:style-name="P8">- <text:span text:style-name="T17">du carbone</text:span></text:p>
      <text:p text:style-name="P9">- de dioxygène <text:span text:style-name="T18">(quand il y a suffisamment de dioxygène, la combustion continue, quand il n’y en a plus, elle s’arrête).</text:span></text:p>
      <text:p text:style-name="P7"><text:span text:style-name="T19">On observe </text:span><text:span text:style-name="T20">l’apparition </text:span>:</text:p>
      <text:p text:style-name="P6">- d’eau <text:span text:style-name="T13">(sous forme de vapeur)</text:span></text:p>
      <text:p text:style-name="P6">- <text:span text:style-name="T13">de </text:span>dioxyde de carbone, <text:span text:style-name="T13">pour l’identifier on utilise le </text:span><text:span text:style-name="T3">test caractéristique de l’eau de chaux :</text:span><text:span text:style-name="T10"> un liquide qui se trouble (blanchit) en présence de de dioxyde de carbone.</text:span></text:p>
      <text:p text:style-name="P6"><text:span text:style-name="T10"/></text:p>
      <text:p text:style-name="P10"><text:span text:style-name="T10">I</text:span><text:span text:style-name="T9">l s’agit d’une </text:span><text:span text:style-name="T2">réaction chimique </text:span><text:span text:style-name="T9">: On dit que le carbone et le dioxygène ont réagis pour former l’eau et le dioxyde de carbone </text:span><text:span text:style-name="T11">ou encore</text:span></text:p>
      <text:p text:style-name="P11"><text:span text:style-name="T11">C</text:span><text:span text:style-name="T9">arbone + dioxygène –&gt; eau + dioxyde de carb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0-11-27T01:41:35.756449209</dc:date>
    <meta:editing-duration>PT2H19M6S</meta:editing-duration>
    <meta:editing-cycles>145</meta:editing-cycles>
    <meta:generator>LibreOffice/7.0.3.1$Linux_X86_64 LibreOffice_project/00$Build-1</meta:generator>
    <dc:creator>J Cercy</dc:creator>
    <meta:document-statistic meta:table-count="0" meta:image-count="0" meta:object-count="0" meta:page-count="1" meta:paragraph-count="10" meta:word-count="115" meta:character-count="629" meta:non-whitespace-character-count="524"/>
  </office:meta>
</office:document-meta>
</file>